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iCollisionHashMap.AntiCollision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addEntry( int hash , K key , V value , int bucket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setValue( V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iCollisionHashMap.writeObject( java . io . ObjectOutputStream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iCollisionHashMap.containsNull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hashStri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iCollisionHashMap.createEntry( int hash , K key , V value , int bucke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iCollisionHashMap.indexFor( int h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putAll( Map &lt; ? extends K , ? extends V &gt; m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tiCollisionHashMap.AntiCollisionHashMap( Map &lt; ? extends K , ? extends V &gt;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Iterator.nextEnt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transfer( Entry [ ] newT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try.Entry( int h , K k , V v , Entry &lt; K , V &gt;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iCollisionHash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get(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iCollision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HashIter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iCollisionHashMap.AntiCollision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removeMapping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ntry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e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newValu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resize( int new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iCollisionHashMap.entrySet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iCollisionHashMap.putForNullKey( V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iCollisionHashMap.putForCreate( K key , V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iCollisionHashMap.newKe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iCollisionHashMap.AntiCollisionHashMap( int initialCapacity , float loadFac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tiCollisionHashMap.readObject( java . io . ObjectInpu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iCollisionHashMap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tiCollisionHashMap.getEntry( Object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iCollisionHashMap.putAllForCreate( Map &lt; ? extends K , ? extends V &gt; 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iCollisionHashMap.removeEntryForKey( Object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ues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newEntr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put( K key , V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tiCollisionHashMap.has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iCollisionHash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iCollisionHashMap.getForNull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Se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